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8pt" style:font-size-asian="18pt" style:font-size-complex="18pt" style:language-asian="es" style:country-asian="CO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CO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8pt" style:font-size-asian="18pt" style:font-size-complex="18pt" style:language-asian="es" style:country-asian="CO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CO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13" style:parent-style-name="ListParagraph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21" style:parent-style-name="ListParagraph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27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28" style:parent-style-name="ListParagraph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44" style:parent-style-name="ListParagraph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52" style:parent-style-name="NormalWeb" style:family="paragraph"/>
    <style:style style:name="P53" style:parent-style-name="NormalWeb" style:family="paragraph"/>
    <style:style style:name="P54" style:parent-style-name="NormalWeb" style:family="paragraph"/>
    <style:style style:name="P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58" style:parent-style-name="ListParagraph" style:family="paragraph">
      <style:paragraph-properties fo:margin-top="0.0694in" fo:margin-bottom="0.0694in" fo:line-height="100%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61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2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3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4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5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68" style:parent-style-name="Normal" style:family="paragraph">
      <style:paragraph-properties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5" style:parent-style-name="Normal" style:family="paragraph">
      <style:paragraph-properties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7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8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/>
    </style:style>
  </office:automatic-styles>
  <office:body>
    <office:text text:use-soft-page-breaks="true">
      <text:p text:style-name="P1"><text:span text:style-name="T2">Proyecto de clase de<text:s/></text:span><text:span text:style-name="T3">Python aplicado</text:span><text:span text:style-name="T4">.</text:span></text:p>
      <text:p text:style-name="P5">Fundamentos<text:s/>de Programación</text:p>
      <text:p text:style-name="P6"/>
      <text:h text:style-name="P7" text:outline-level="2">Nombre del Proyecto</text:h>
      <text:h text:style-name="P8" text:outline-level="3">1. Información General</text:h>
      <text:list text:style-name="LFO1" text:continue-numbering="true">
        <text:list-item>
          <text:p text:style-name="P9"><text:span text:style-name="T10">Nombre estudiante</text:span><text:span text:style-name="T11">s</text:span><text:span text:style-name="T12">:</text:span></text:p>
          <text:list text:continue-numbering="true">
            <text:list-item>
              <text:p text:style-name="P13"><text:span text:style-name="T14">J</text:span><text:span text:style-name="T15">uan Alejandro<text:s/></text:span><text:span text:style-name="T16">C</text:span><text:span text:style-name="T17">astillo</text:span><text:span text:style-name="T18"><text:s/></text:span><text:span text:style-name="T19">L</text:span><text:span text:style-name="T20">opez<text:s/></text:span></text:p>
            </text:list-item>
            <text:list-item>
              <text:p text:style-name="P21"><text:span text:style-name="T22">S</text:span><text:span text:style-name="T23">amuel<text:s/></text:span><text:span text:style-name="T24">L</text:span><text:span text:style-name="T25">ondoño<text:s/></text:span><text:span text:style-name="T26">Mayorga</text:span></text:p>
            </text:list-item>
            <text:list-item>
              <text:p text:style-name="P27">Jhosef<text:s/>Alejandro<text:s/>Rojas<text:s/>Duran</text:p>
            </text:list-item>
            <text:list-item>
              <text:p text:style-name="P28"><text:span text:style-name="T29">J</text:span><text:span text:style-name="T30">uan<text:s/></text:span><text:span text:style-name="T31">Sebastián</text:span><text:span text:style-name="T32"><text:s/></text:span><text:span text:style-name="T33">C</text:span><text:span text:style-name="T34">arr</text:span><text:span text:style-name="T35">illo</text:span></text:p>
            </text:list-item>
          </text:list>
        </text:list-item>
        <text:list-item>
          <text:p text:style-name="P36"><text:span text:style-name="T37">Curso / Grupo:</text:span><text:span text:style-name="T38"><text:s/></text:span><text:span text:style-name="T39">SA1</text:span></text:p>
        </text:list-item>
        <text:list-item>
          <text:p text:style-name="P40"><text:span text:style-name="T41">Fecha de entrega:</text:span></text:p>
        </text:list-item>
        <text:list-item>
          <text:p text:style-name="P42"><text:span text:style-name="T43">Profesor:</text:span></text:p>
          <text:list text:continue-numbering="true">
            <text:list-item>
              <text:p text:style-name="P44"><text:span text:style-name="T45">P</text:span><text:span text:style-name="T46">ablo<text:s/></text:span><text:span text:style-name="T47">C</text:span><text:span text:style-name="T48">arreño</text:span></text:p>
            </text:list-item>
          </text:list>
        </text:list-item>
      </text:list>
      <text:h text:style-name="P49" text:outline-level="3">2. Título del Proyecto</text:h>
      <text:h text:style-name="P50" text:outline-level="3">Predicción de popularidad de videojuegos</text:h>
      <text:h text:style-name="P51" text:outline-level="3">3. Descripción del Proyecto</text:h>
      <text:list text:style-name="LFO11" text:continue-numbering="true">
        <text:list-item>
          <text:p text:style-name="P52"><text:span text:style-name="Strong">Propósito</text:span><text:span text:style-name="Strong">:</text:span><text:line-break/>Analizar datos relevantes de videojuegos para generar un índice de popularidad basado en puntuaciones, precios y antigüedad, facilitando la identificación de títulos destacados en el mercado.</text:p>
        </text:list-item>
        <text:list-item>
          <text:p text:style-name="P53"><text:span text:style-name="Strong">Público objetivo</text:span><text:span text:style-name="Strong">:</text:span><text:line-break/>Desarrolladores de videojuegos, analistas de mercado y jugadores interesados en tendencias.</text:p>
        </text:list-item>
        <text:list-item>
          <text:p text:style-name="P54"><text:span text:style-name="Strong">Resultado esperado:</text:span><text:line-break/>Un programa en Python que calcule y muestre un índice de popularidad para una lista de videojuegos, permitiendo ordenar y comparar títulos fácilmente.</text:p>
        </text:list-item>
      </text:list>
      <text:h text:style-name="P55" text:outline-level="3">4. Objetivos</text:h>
      <text:p text:style-name="P56"><text:span text:style-name="T57">General:</text:span></text:p>
      <text:list text:style-name="LFO14" text:continue-numbering="true">
        <text:list-item>
          <text:p text:style-name="P58">Crear un programa en Python ordene videojuegos según su popularidad basada en múltiples variables.</text:p>
        </text:list-item>
      </text:list>
      <text:p text:style-name="P59"><text:span text:style-name="T60">Específicos:</text:span></text:p>
      <text:list text:style-name="LFO13" text:continue-numbering="true">
        <text:list-item>
          <text:p text:style-name="P61">Utilizar estructuras de datos como listas y diccionarios para almacenar información.</text:p>
        </text:list-item>
        <text:list-item>
          <text:p text:style-name="P62">Aplicar<text:s/>las librerías<text:s/>para manejo y análisis de datos tabulares.</text:p>
        </text:list-item>
        <text:list-item>
          <text:p text:style-name="P63">Implementar normalización de datos y cálculo de índices ponderados.</text:p>
        </text:list-item>
        <text:list-item>
          <text:p text:style-name="P64">Practicar modularización mediante funciones.</text:p>
        </text:list-item>
        <text:list-item>
          <text:p text:style-name="P65">Presentar resultados de forma clara y ordenada.</text:p>
        </text:list-item>
      </text:list>
      <text:h text:style-name="P66" text:outline-level="3">5. Requisitos</text:h>
      <text:list text:style-name="LFO5" text:continue-numbering="true">
        <text:list-item>
          <text:p text:style-name="P67">Python</text:p>
        </text:list-item>
        <text:list-item>
          <text:p text:style-name="P68"><text:span text:style-name="T69">Librería</text:span><text:span text:style-name="T70">s:</text:span><text:span text:style-name="T71"><text:s/></text:span><text:line-break/><text:span text:style-name="T72">P</text:span><text:span text:style-name="T73">andas</text:span><text:line-break/><text:span text:style-name="T74">Matplotlib</text:span></text:p>
        </text:list-item>
      </text:list>
      <text:p text:style-name="P75">Seaborn</text:p>
      <text:p text:style-name="P76">Tkinter</text:p>
      <text:p text:style-name="P77">Os</text:p>
      <text:p text:style-name="P78">Subprocess</text:p>
      <text:h text:style-name="P79" text:outline-level="3">6. Diseño del Proyecto</text:h>
      <text:list text:style-name="LFO6" text:continue-numbering="true">
        <text:list-item>
          <text:p text:style-name="P80"><text:span text:style-name="T81">Arquitectura o estructura del programa:</text:span><text:span text:style-name="T82"><text:s/>(modularización, funciones, clases, etc.)</text:span></text:p>
        </text:list-item>
        <text:list-item>
          <text:p text:style-name="P83"><text:span text:style-name="T84">Diagrama de flujo</text:span><text:span text:style-name="T85">:</text:span><text:span text:style-name="T86"><text:s/></text:span></text:p>
        </text:list-item>
        <text:list-item>
          <text:p text:style-name="P87"><text:span text:style-name="T88">Interfaz (si aplica):</text:span><text:span text:style-name="T89"><text:s/>descripción o imagen de la interfaz gráfica o consola</text:span></text:p>
        </text:list-item>
      </text:list>
      <text:h text:style-name="P90" text:outline-level="3">7. Desarrollo</text:h>
      <text:list text:style-name="LFO7" text:continue-numbering="true">
        <text:list-item>
          <text:p text:style-name="P91">Explicación paso a paso de cómo se desarrolló el proyecto</text:p>
        </text:list-item>
        <text:list-item>
          <text:p text:style-name="P92">Fragmentos de código relevantes comentados</text:p>
        </text:list-item>
        <text:list-item>
          <text:p text:style-name="P93">Descripción de las funciones principales</text:p>
        </text:list-item>
      </text:list>
      <text:h text:style-name="P94" text:outline-level="3">8. Pruebas y Resultados</text:h>
      <text:list text:style-name="LFO8" text:continue-numbering="true">
        <text:list-item>
          <text:p text:style-name="P95">Cómo se probó el programa</text:p>
        </text:list-item>
        <text:list-item>
          <text:p text:style-name="P96">Capturas de pantalla o ejemplos de ejecución</text:p>
        </text:list-item>
        <text:list-item>
          <text:p text:style-name="P97">Resultados obtenidos</text:p>
        </text:list-item>
        <text:list-item>
          <text:p text:style-name="P98">Manual de usuario</text:p>
        </text:list-item>
      </text:list>
      <text:h text:style-name="P99" text:outline-level="3">9. Conclusiones</text:h>
      <text:list text:style-name="LFO9" text:continue-numbering="true">
        <text:list-item>
          <text:p text:style-name="P100">Lecciones aprendidas</text:p>
        </text:list-item>
        <text:list-item>
          <text:p text:style-name="P101">Dificultades encontradas y cómo se resolvieron</text:p>
        </text:list-item>
        <text:list-item>
          <text:p text:style-name="P102">Posibles mejoras o ideas futuras</text:p>
        </text:list-item>
      </text:list>
      <text:h text:style-name="P103" text:outline-level="3">10. Bibliografía / Recursos</text:h>
      <text:list text:style-name="LFO10" text:continue-numbering="true">
        <text:list-item>
          <text:p text:style-name="P104">Sitios web, documentación, libros o videos utilizados, mínimo 10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CO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CO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CO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CO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Wingdings" fo:font-size="10pt" style:font-size-asian="10pt"/>
    </style:style>
    <style:style style:name="WW_CharLFO13LVL2" style:family="text">
      <style:text-properties style:font-name="Wingdings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Wingdings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 Enrique Carrreño Hernandez</meta:initial-creator>
    <dc:creator>JHOSEF ALEJANDRO ROJAS DURAN</dc:creator>
    <meta:creation-date>2025-10-20T00:40:00Z</meta:creation-date>
    <dc:date>2025-10-20T00:40:00Z</dc:date>
    <meta:template xlink:href="Normal.dotm" xlink:type="simple"/>
    <meta:editing-cycles>4</meta:editing-cycles>
    <meta:editing-duration>PT0S</meta:editing-duration>
    <meta:document-statistic meta:page-count="1" meta:paragraph-count="4" meta:word-count="313" meta:character-count="2098" meta:row-count="14" meta:non-whitespace-character-count="1789"/>
  </office:meta>
</office:document-meta>
</file>